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ingleCheckedElementTa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ngleCheckedElementTag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ngleCheckedElementTag.writeTagContent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SingleCheckedElementTag.setLabel( Object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ngleCheckedElementTag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